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"/>
  <manifest:file-entry manifest:full-path="ObjectReplacements/Object 31" manifest:media-type="application/x-openoffice-gdimetafile;windows_formatname=&quot;GDIMetaFile&quot;"/>
  <manifest:file-entry manifest:full-path="ObjectReplacements/Object 58" manifest:media-type="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"/>
  <manifest:file-entry manifest:full-path="ObjectReplacements/Object 32" manifest:media-type="application/x-openoffice-gdimetafile;windows_formatname=&quot;GDIMetaFile&quot;"/>
  <manifest:file-entry manifest:full-path="ObjectReplacements/Object 59" manifest:media-type=""/>
  <manifest:file-entry manifest:full-path="ObjectReplacements/Object 34" manifest:media-type="application/x-openoffice-gdimetafile;windows_formatname=&quot;GDIMetaFile&quot;"/>
  <manifest:file-entry manifest:full-path="ObjectReplacements/Object 60" manifest:media-type="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7ca7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ca70" officeooo:paragraph-rsid="0007ca70" style:font-weight-asian="bold" style:font-weight-complex="bold"/>
    </style:style>
    <style:style style:name="P3" style:family="paragraph" style:parent-style-name="Standard">
      <style:text-properties fo:font-weight="bold" officeooo:rsid="001045f7" officeooo:paragraph-rsid="001045f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a1fb5" officeooo:paragraph-rsid="003a1fb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37815e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paragraph-rsid="0044af29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44af29" officeooo:paragraph-rsid="0044af29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472d88" officeooo:paragraph-rsid="0044af29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458961" officeooo:paragraph-rsid="0044af29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44af29" officeooo:paragraph-rsid="0044af29" style:font-style-asian="normal" style:font-weight-asian="bold" style:font-style-complex="normal" style:font-weight-complex="bold"/>
    </style:style>
    <style:style style:name="P11" style:family="paragraph" style:parent-style-name="Standard">
      <style:text-properties officeooo:rsid="0007ca70" officeooo:paragraph-rsid="0007ca70"/>
    </style:style>
    <style:style style:name="P12" style:family="paragraph" style:parent-style-name="Standard">
      <style:text-properties officeooo:rsid="000e5908" officeooo:paragraph-rsid="000e5908"/>
    </style:style>
    <style:style style:name="P13" style:family="paragraph" style:parent-style-name="Standard">
      <style:text-properties fo:font-weight="normal" officeooo:rsid="0024cc61" officeooo:paragraph-rsid="0024cc61" style:font-weight-asian="normal" style:font-weight-complex="normal"/>
    </style:style>
    <style:style style:name="P14" style:family="paragraph" style:parent-style-name="Standard">
      <style:text-properties officeooo:paragraph-rsid="0036bd71"/>
    </style:style>
    <style:style style:name="P15" style:family="paragraph" style:parent-style-name="Standard" style:list-style-name="L1">
      <style:text-properties officeooo:paragraph-rsid="00091ab9"/>
    </style:style>
    <style:style style:name="P16" style:family="paragraph" style:parent-style-name="Standard" style:list-style-name="L1">
      <style:text-properties officeooo:paragraph-rsid="000ba322"/>
    </style:style>
    <style:style style:name="P17" style:family="paragraph" style:parent-style-name="Standard" style:list-style-name="L1">
      <style:text-properties officeooo:paragraph-rsid="000e5908"/>
    </style:style>
    <style:style style:name="P18" style:family="paragraph" style:parent-style-name="Standard" style:list-style-name="L1">
      <style:text-properties officeooo:paragraph-rsid="001855cd"/>
    </style:style>
    <style:style style:name="P19" style:family="paragraph" style:parent-style-name="Standard" style:list-style-name="L1">
      <style:text-properties officeooo:rsid="000ba322" officeooo:paragraph-rsid="000ba322"/>
    </style:style>
    <style:style style:name="P20" style:family="paragraph" style:parent-style-name="Standard" style:list-style-name="L2">
      <style:text-properties fo:font-weight="normal" officeooo:paragraph-rsid="00113498" style:font-weight-asian="normal" style:font-weight-complex="normal"/>
    </style:style>
    <style:style style:name="P21" style:family="paragraph" style:parent-style-name="Standard" style:list-style-name="L2">
      <style:text-properties fo:font-weight="normal" officeooo:paragraph-rsid="0016cd1b" style:font-weight-asian="normal" style:font-weight-complex="normal"/>
    </style:style>
    <style:style style:name="P22" style:family="paragraph" style:parent-style-name="Standard" style:list-style-name="L2">
      <style:text-properties fo:font-weight="normal" officeooo:paragraph-rsid="00181be6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181be6" officeooo:paragraph-rsid="0016cd1b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81be6" officeooo:paragraph-rsid="00181be6" style:font-weight-asian="normal" style:font-weight-complex="normal"/>
    </style:style>
    <style:style style:name="P25" style:family="paragraph" style:parent-style-name="Standard" style:list-style-name="L3">
      <style:text-properties officeooo:paragraph-rsid="001cf756"/>
    </style:style>
    <style:style style:name="P26" style:family="paragraph" style:parent-style-name="Standard" style:list-style-name="L3">
      <style:text-properties officeooo:paragraph-rsid="0021dff9"/>
    </style:style>
    <style:style style:name="P27" style:family="paragraph" style:parent-style-name="Standard" style:list-style-name="L3">
      <style:text-properties officeooo:paragraph-rsid="0031b0d0"/>
    </style:style>
    <style:style style:name="P28" style:family="paragraph" style:parent-style-name="Standard" style:list-style-name="L3">
      <style:text-properties officeooo:paragraph-rsid="00382ffd"/>
    </style:style>
    <style:style style:name="P29" style:family="paragraph" style:parent-style-name="Standard" style:list-style-name="L3">
      <style:text-properties officeooo:paragraph-rsid="0037815e"/>
    </style:style>
    <style:style style:name="P30" style:family="paragraph" style:parent-style-name="Standard" style:list-style-name="L3">
      <style:text-properties officeooo:paragraph-rsid="0066bd48"/>
    </style:style>
    <style:style style:name="P31" style:family="paragraph" style:parent-style-name="Standard" style:list-style-name="L3">
      <style:text-properties officeooo:paragraph-rsid="00691ad6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3a1fb5"/>
    </style:style>
    <style:style style:name="P33" style:family="paragraph" style:parent-style-name="Standard" style:list-style-name="L4">
      <style:paragraph-properties fo:text-align="start" style:justify-single-word="false"/>
      <style:text-properties fo:font-style="normal" style:text-underline-style="none" officeooo:paragraph-rsid="003f6a91" style:font-style-asian="normal" style:font-style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tyle="normal" style:text-underline-style="none" officeooo:paragraph-rsid="0044af29" style:font-style-asian="normal" style:font-style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tyle="normal" style:text-underline-style="none" officeooo:rsid="0042c3e5" officeooo:paragraph-rsid="0042c3e5" style:font-style-asian="normal" style:font-style-complex="normal"/>
    </style:style>
    <style:style style:name="T1" style:family="text">
      <style:text-properties officeooo:rsid="00091ab9"/>
    </style:style>
    <style:style style:name="T2" style:family="text">
      <style:text-properties officeooo:rsid="000a39c8"/>
    </style:style>
    <style:style style:name="T3" style:family="text">
      <style:text-properties officeooo:rsid="000ba322"/>
    </style:style>
    <style:style style:name="T4" style:family="text">
      <style:text-properties officeooo:rsid="000e5908"/>
    </style:style>
    <style:style style:name="T5" style:family="text">
      <style:text-properties officeooo:rsid="001045f7"/>
    </style:style>
    <style:style style:name="T6" style:family="text">
      <style:text-properties fo:font-weight="bold" officeooo:rsid="001cf756" style:font-weight-asian="bold" style:font-weight-complex="bold"/>
    </style:style>
    <style:style style:name="T7" style:family="text">
      <style:text-properties fo:font-weight="bold" officeooo:rsid="001d5d48" style:font-weight-asian="bold" style:font-weight-complex="bold"/>
    </style:style>
    <style:style style:name="T8" style:family="text">
      <style:text-properties fo:font-weight="bold" officeooo:rsid="0022e0ed" style:font-weight-asian="bold" style:font-weight-complex="bold"/>
    </style:style>
    <style:style style:name="T9" style:family="text">
      <style:text-properties fo:font-weight="bold" officeooo:rsid="0024cc61" style:font-weight-asian="bold" style:font-weight-complex="bold"/>
    </style:style>
    <style:style style:name="T10" style:family="text">
      <style:text-properties fo:font-weight="bold" officeooo:rsid="002f1b0e" style:font-weight-asian="bold" style:font-weight-complex="bold"/>
    </style:style>
    <style:style style:name="T11" style:family="text">
      <style:text-properties fo:font-weight="bold" officeooo:rsid="00382ffd" style:font-weight-asian="bold" style:font-weight-complex="bold"/>
    </style:style>
    <style:style style:name="T12" style:family="text">
      <style:text-properties fo:font-weight="bold" officeooo:rsid="003a1fb5" style:font-weight-asian="bold" style:font-weight-complex="bold"/>
    </style:style>
    <style:style style:name="T13" style:family="text">
      <style:text-properties fo:font-weight="bold" officeooo:rsid="003f6a91" style:font-weight-asian="bold" style:font-weight-complex="bold"/>
    </style:style>
    <style:style style:name="T14" style:family="text">
      <style:text-properties fo:font-weight="bold" officeooo:rsid="0013c5b3" style:font-weight-asian="bold" style:font-weight-complex="bold"/>
    </style:style>
    <style:style style:name="T15" style:family="text">
      <style:text-properties fo:font-weight="bold" officeooo:rsid="004ca769" style:font-weight-asian="bold" style:font-weight-complex="bold"/>
    </style:style>
    <style:style style:name="T16" style:family="text">
      <style:text-properties fo:font-weight="bold" officeooo:rsid="001855cd" style:font-weight-asian="bold" style:font-weight-complex="bold"/>
    </style:style>
    <style:style style:name="T17" style:family="text">
      <style:text-properties fo:font-weight="bold" officeooo:rsid="00181be6" style:font-weight-asian="bold" style:font-weight-complex="bold"/>
    </style:style>
    <style:style style:name="T18" style:family="text">
      <style:text-properties fo:font-weight="bold" officeooo:rsid="0066bd48" style:font-weight-asian="bold" style:font-weight-complex="bold"/>
    </style:style>
    <style:style style:name="T19" style:family="text">
      <style:text-properties officeooo:rsid="00113498"/>
    </style:style>
    <style:style style:name="T20" style:family="text">
      <style:text-properties officeooo:rsid="0012e5a5"/>
    </style:style>
    <style:style style:name="T21" style:family="text">
      <style:text-properties officeooo:rsid="0013c5b3"/>
    </style:style>
    <style:style style:name="T22" style:family="text">
      <style:text-properties officeooo:rsid="00143f43"/>
    </style:style>
    <style:style style:name="T23" style:family="text">
      <style:text-properties officeooo:rsid="0015d7ae"/>
    </style:style>
    <style:style style:name="T24" style:family="text">
      <style:text-properties officeooo:rsid="0016cd1b"/>
    </style:style>
    <style:style style:name="T25" style:family="text">
      <style:text-properties officeooo:rsid="00181be6"/>
    </style:style>
    <style:style style:name="T26" style:family="text">
      <style:text-properties officeooo:rsid="001855cd"/>
    </style:style>
    <style:style style:name="T27" style:family="text">
      <style:text-properties officeooo:rsid="001a0726"/>
    </style:style>
    <style:style style:name="T28" style:family="text">
      <style:text-properties officeooo:rsid="001ad162"/>
    </style:style>
    <style:style style:name="T29" style:family="text">
      <style:text-properties officeooo:rsid="001ada1d"/>
    </style:style>
    <style:style style:name="T30" style:family="text">
      <style:text-properties officeooo:rsid="001b6de6"/>
    </style:style>
    <style:style style:name="T31" style:family="text">
      <style:text-properties officeooo:rsid="001cc0b3"/>
    </style:style>
    <style:style style:name="T32" style:family="text">
      <style:text-properties fo:font-weight="normal" officeooo:rsid="001cf756" style:font-weight-asian="normal" style:font-weight-complex="normal"/>
    </style:style>
    <style:style style:name="T33" style:family="text">
      <style:text-properties fo:font-weight="normal" officeooo:rsid="001d5d48" style:font-weight-asian="normal" style:font-weight-complex="normal"/>
    </style:style>
    <style:style style:name="T34" style:family="text">
      <style:text-properties fo:font-weight="normal" officeooo:rsid="001ddea8" style:font-weight-asian="normal" style:font-weight-complex="normal"/>
    </style:style>
    <style:style style:name="T35" style:family="text">
      <style:text-properties fo:font-weight="normal" officeooo:rsid="002107c8" style:font-weight-asian="normal" style:font-weight-complex="normal"/>
    </style:style>
    <style:style style:name="T36" style:family="text">
      <style:text-properties fo:font-weight="normal" officeooo:rsid="0021dff9" style:font-weight-asian="normal" style:font-weight-complex="normal"/>
    </style:style>
    <style:style style:name="T37" style:family="text">
      <style:text-properties fo:font-weight="normal" officeooo:rsid="0022e0ed" style:font-weight-asian="normal" style:font-weight-complex="normal"/>
    </style:style>
    <style:style style:name="T38" style:family="text">
      <style:text-properties fo:font-weight="normal" officeooo:rsid="0028bc4c" style:font-weight-asian="normal" style:font-weight-complex="normal"/>
    </style:style>
    <style:style style:name="T39" style:family="text">
      <style:text-properties fo:font-weight="normal" officeooo:rsid="002a6fb1" style:font-weight-asian="normal" style:font-weight-complex="normal"/>
    </style:style>
    <style:style style:name="T40" style:family="text">
      <style:text-properties fo:font-weight="normal" officeooo:rsid="002b7235" style:font-weight-asian="normal" style:font-weight-complex="normal"/>
    </style:style>
    <style:style style:name="T41" style:family="text">
      <style:text-properties fo:font-weight="normal" officeooo:rsid="002c72ea" style:font-weight-asian="normal" style:font-weight-complex="normal"/>
    </style:style>
    <style:style style:name="T42" style:family="text">
      <style:text-properties fo:font-weight="normal" officeooo:rsid="002df268" style:font-weight-asian="normal" style:font-weight-complex="normal"/>
    </style:style>
    <style:style style:name="T43" style:family="text">
      <style:text-properties fo:font-weight="normal" officeooo:rsid="002f1b0e" style:font-weight-asian="normal" style:font-weight-complex="normal"/>
    </style:style>
    <style:style style:name="T44" style:family="text">
      <style:text-properties fo:font-weight="normal" officeooo:rsid="0030b5a3" style:font-weight-asian="normal" style:font-weight-complex="normal"/>
    </style:style>
    <style:style style:name="T45" style:family="text">
      <style:text-properties fo:font-weight="normal" officeooo:rsid="0031b0d0" style:font-weight-asian="normal" style:font-weight-complex="normal"/>
    </style:style>
    <style:style style:name="T46" style:family="text">
      <style:text-properties fo:font-weight="normal" officeooo:rsid="003391d5" style:font-weight-asian="normal" style:font-weight-complex="normal"/>
    </style:style>
    <style:style style:name="T47" style:family="text">
      <style:text-properties fo:font-weight="normal" officeooo:rsid="0034dd8f" style:font-weight-asian="normal" style:font-weight-complex="normal"/>
    </style:style>
    <style:style style:name="T48" style:family="text">
      <style:text-properties fo:font-weight="normal" officeooo:rsid="0036bd71" style:font-weight-asian="normal" style:font-weight-complex="normal"/>
    </style:style>
    <style:style style:name="T49" style:family="text">
      <style:text-properties fo:font-weight="normal" officeooo:rsid="0037815e" style:font-weight-asian="normal" style:font-weight-complex="normal"/>
    </style:style>
    <style:style style:name="T50" style:family="text">
      <style:text-properties fo:font-weight="normal" officeooo:rsid="00382ffd" style:font-weight-asian="normal" style:font-weight-complex="normal"/>
    </style:style>
    <style:style style:name="T51" style:family="text">
      <style:text-properties fo:font-weight="normal" officeooo:rsid="004fc67f" style:font-weight-asian="normal" style:font-weight-complex="normal"/>
    </style:style>
    <style:style style:name="T52" style:family="text">
      <style:text-properties fo:font-weight="normal" officeooo:rsid="00652742" style:font-weight-asian="normal" style:font-weight-complex="normal"/>
    </style:style>
    <style:style style:name="T53" style:family="text">
      <style:text-properties fo:font-weight="normal" officeooo:rsid="00658880" style:font-weight-asian="normal" style:font-weight-complex="normal"/>
    </style:style>
    <style:style style:name="T54" style:family="text">
      <style:text-properties fo:font-weight="normal" officeooo:rsid="0066bd48" style:font-weight-asian="normal" style:font-weight-complex="normal"/>
    </style:style>
    <style:style style:name="T55" style:family="text">
      <style:text-properties fo:font-weight="normal" officeooo:rsid="0067c6b5" style:font-weight-asian="normal" style:font-weight-complex="normal"/>
    </style:style>
    <style:style style:name="T56" style:family="text">
      <style:text-properties fo:font-weight="normal" officeooo:rsid="00691ad6" style:font-weight-asian="normal" style:font-weight-complex="normal"/>
    </style:style>
    <style:style style:name="T57" style:family="text">
      <style:text-properties officeooo:rsid="003a1fb5"/>
    </style:style>
    <style:style style:name="T58" style:family="text">
      <style:text-properties officeooo:rsid="003bfe70"/>
    </style:style>
    <style:style style:name="T59" style:family="text">
      <style:text-properties officeooo:rsid="003f6a91"/>
    </style:style>
    <style:style style:name="T60" style:family="text">
      <style:text-properties officeooo:rsid="0044af29"/>
    </style:style>
    <style:style style:name="T61" style:family="text">
      <style:text-properties officeooo:rsid="00458961"/>
    </style:style>
    <style:style style:name="T62" style:family="text">
      <style:text-properties officeooo:rsid="00472d88"/>
    </style:style>
    <style:style style:name="T63" style:family="text">
      <style:text-properties officeooo:rsid="0048457e"/>
    </style:style>
    <style:style style:name="T64" style:family="text">
      <style:text-properties officeooo:rsid="004a9d3f"/>
    </style:style>
    <style:style style:name="T65" style:family="text">
      <style:text-properties officeooo:rsid="004ca769"/>
    </style:style>
    <style:style style:name="T66" style:family="text">
      <style:text-properties officeooo:rsid="00524afa"/>
    </style:style>
    <style:style style:name="T67" style:family="text">
      <style:text-properties officeooo:rsid="005a56d4"/>
    </style:style>
    <style:style style:name="T68" style:family="text">
      <style:text-properties officeooo:rsid="005b94aa"/>
    </style:style>
    <style:style style:name="T69" style:family="text">
      <style:text-properties officeooo:rsid="006945b9"/>
    </style:style>
    <style:style style:name="T70" style:family="text">
      <style:text-properties officeooo:rsid="0069750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ordinate Systems</text:p>
      <text:p text:style-name="P11"/>
      <text:list xml:id="list8035018421355595328" text:style-name="L1">
        <text:list-item>
          <text:p text:style-name="P15"><text:span text:style-name="T1">An important reason for specifying a basis</text:span><text:span text:style-name="T2"><draw:frame draw:style-name="fr1" draw:name="Object1" text:anchor-type="as-char" svg:y="-0.122in" svg:width="0.1701in" svg:height="0.1646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for a vector space V is to impose a “coordinate system” on V.</text:span></text:p>
        </text:list-item>
        <text:list-item>
          <text:p text:style-name="P19">A coordinate system on V here could mean two things</text:p>
          <text:list>
            <text:list-item>
              <text:p text:style-name="P16"><text:span text:style-name="T3">It could mean that V will act like</text:span><text:span text:style-name="T3"><draw:frame draw:style-name="fr1" draw:name="Object12" text:anchor-type="as-char" svg:y="-0.172in" svg:width="0.2583in" svg:height="0.2055in" draw:z-index="7"><draw:object xlink:href="./Object 12" xlink:type="simple" xlink:show="embed" xlink:actuate="onLoad"/><draw:image xlink:href="./ObjectReplacements/Object 12" xlink:type="simple" xlink:show="embed" xlink:actuate="onLoad"/></draw:frame></text:span><text:span text:style-name="T3">if</text:span><text:span text:style-name="T30"><draw:frame draw:style-name="fr1" draw:name="Object13" text:anchor-type="as-char" svg:y="-0.122in" svg:width="0.1701in" svg:height="0.1646in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3">contains n vectors.</text:span></text:p>
            </text:list-item>
            <text:list-item>
              <text:p text:style-name="P16"><text:span text:style-name="T3">If V is already</text:span><text:span text:style-name="T3"><draw:frame draw:style-name="fr1" draw:name="Object14" text:anchor-type="as-char" svg:y="-0.172in" svg:width="0.2583in" svg:height="0.2055in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3">then</text:span><text:span text:style-name="T63"><draw:frame draw:style-name="fr1" draw:name="Object48" text:anchor-type="as-char" svg:y="-0.122in" svg:width="0.1701in" svg:height="0.1646in" draw:z-index="12"><draw:object xlink:href="./Object 48" xlink:type="simple" xlink:show="embed" xlink:actuate="onLoad"/><draw:image xlink:href="./ObjectReplacements/Object 48" xlink:type="simple" xlink:show="embed" xlink:actuate="onLoad"/></draw:frame></text:span><text:span text:style-name="T3">will determine a coordinate system that gives a new “view” of V.</text:span></text:p>
            </text:list-item>
          </text:list>
        </text:list-item>
        <text:list-item>
          <text:p text:style-name="P17"><text:span text:style-name="T4">Imposing a coordinate system on V </text:span><text:span text:style-name="T5">is done</text:span><text:span text:style-name="T4"> by providing a mapping from V to</text:span><text:span text:style-name="T4"><draw:frame draw:style-name="fr1" draw:name="Object49" text:anchor-type="as-char" svg:y="-0.172in" svg:width="0.2583in" svg:height="0.2055in" draw:z-index="13"><draw:object xlink:href="./Object 49" xlink:type="simple" xlink:show="embed" xlink:actuate="onLoad"/><draw:image xlink:href="./ObjectReplacements/Object 49" xlink:type="simple" xlink:show="embed" xlink:actuate="onLoad"/></draw:frame></text:span><text:span text:style-name="T4">.</text:span></text:p>
        </text:list-item>
        <text:list-item>
          <text:p text:style-name="P18"><text:span text:style-name="T26">My interpretation : </text:span><text:span text:style-name="T27">A coordinate system thus helps in visualization of data by mapping </text:span><text:span text:style-name="T28">data from a plain vector space</text:span><text:span text:style-name="T27"> to visualizable vector space like</text:span><text:span text:style-name="T27"><draw:frame draw:style-name="fr1" draw:name="Object50" text:anchor-type="as-char" svg:y="-0.172in" svg:width="0.2575in" svg:height="0.2055in" draw:z-index="21"><draw:object xlink:href="./Object 50" xlink:type="simple" xlink:show="embed" xlink:actuate="onLoad"/><draw:image xlink:href="./ObjectReplacements/Object 50" xlink:type="simple" xlink:show="embed" xlink:actuate="onLoad"/></draw:frame></text:span><text:span text:style-name="T27">. </text:span><text:span text:style-name="T64">H</text:span><text:span text:style-name="T28">ere </text:span><text:span text:style-name="T29">identifying and interpreting data patterns </text:span><text:span text:style-name="T66">must be </text:span><text:span text:style-name="T29">is easier and more intuitive</text:span><text:span text:style-name="T29">.</text:span></text:p>
        </text:list-item>
      </text:list>
      <text:p text:style-name="P12"/>
      <text:p text:style-name="P3">Unique basis – The unique representation system</text:p>
      <text:list xml:id="list9163343198504923811" text:style-name="L2">
        <text:list-item>
          <text:p text:style-name="P20"><text:span text:style-name="T19">A unique basis is simply an indexed basis. The indexing provides an order to the vectors </text:span><text:span text:style-name="T20">in </text:span><text:span text:style-name="T19">the basis.</text:span></text:p>
        </text:list-item>
        <text:list-item>
          <text:p text:style-name="P21"><text:span text:style-name="T20">Since a</text:span><text:span text:style-name="T21">n</text:span><text:span text:style-name="T20"> n-tuple, say</text:span><text:span text:style-name="T20"><draw:frame draw:style-name="fr1" draw:name="Object2" text:anchor-type="as-char" svg:y="-0.1598in" svg:width="0.8807in" svg:height="0.231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, </text:span><text:span text:style-name="T21">representing a vector </text:span><text:span text:style-name="T14">x</text:span><text:span text:style-name="T21"> in V is </text:span><text:span text:style-name="T65">the scalars in the </text:span><text:span text:style-name="T21">linear combination of the indexed vector</text:span><text:span text:style-name="T22">s</text:span><text:span text:style-name="T21"> of the basis of V, we now have a unique representation for each vector </text:span><text:span text:style-name="T15">x</text:span><text:span text:style-name="T65"> </text:span><text:span text:style-name="T21">in V.</text:span></text:p>
        </text:list-item>
        <text:list-item>
          <text:p text:style-name="P21"><text:span text:style-name="T22">Earlier a vector, </text:span><text:span text:style-name="T23">say in </text:span><text:span text:style-name="T23"><draw:frame draw:style-name="fr1" draw:name="Object51" text:anchor-type="as-char" svg:y="-0.172in" svg:width="0.2575in" svg:height="0.2055in" draw:z-index="27"><draw:object xlink:href="./Object 51" xlink:type="simple" xlink:show="embed" xlink:actuate="onLoad"/><draw:image xlink:href="./ObjectReplacements/Object 51" xlink:type="simple" xlink:show="embed" xlink:actuate="onLoad"/></draw:frame></text:span><text:span text:style-name="T23">,</text:span><text:span text:style-name="T22"> </text:span><text:span text:style-name="T22"><draw:frame draw:style-name="fr1" draw:name="Object52" text:anchor-type="as-char" svg:y="-0.1484in" svg:width="1.2846in" svg:height="0.2091in" draw:z-index="29"><draw:object xlink:href="./Object 52" xlink:type="simple" xlink:show="embed" xlink:actuate="onLoad"/><draw:image xlink:href="./ObjectReplacements/Object 52" xlink:type="simple" xlink:show="embed" xlink:actuate="onLoad"/></draw:frame></text:span><text:span text:style-name="T23">and </text:span><text:span text:style-name="T23"><draw:frame draw:style-name="fr1" draw:name="Object53" text:anchor-type="as-char" svg:y="-0.1484in" svg:width="1.2839in" svg:height="0.2091in" draw:z-index="30"><draw:object xlink:href="./Object 53" xlink:type="simple" xlink:show="embed" xlink:actuate="onLoad"/><draw:image xlink:href="./ObjectReplacements/Object 53" xlink:type="simple" xlink:show="embed" xlink:actuate="onLoad"/></draw:frame></text:span><text:span text:style-name="T23"> were indistinguishable as </text:span><text:span text:style-name="T24">triples. They both could be represented as one among </text:span><text:span text:style-name="T25">any of the following permutations.</text:span></text:p>
          <text:list>
            <text:list-item>
              <text:p text:style-name="P23"><draw:frame draw:style-name="fr1" draw:name="Object3" text:anchor-type="as-char" svg:y="-0.1598in" svg:width="0.7244in" svg:height="0.2311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24"><draw:frame draw:style-name="fr1" draw:name="Object4" text:anchor-type="as-char" svg:y="-0.1598in" svg:width="0.7244in" svg:height="0.231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24"><draw:frame draw:style-name="fr1" draw:name="Object5" text:anchor-type="as-char" svg:y="-0.1598in" svg:width="0.7244in" svg:height="0.231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  <text:list-item>
              <text:p text:style-name="P24"><draw:frame draw:style-name="fr1" draw:name="Object6" text:anchor-type="as-char" svg:y="-0.1598in" svg:width="0.7244in" svg:height="0.231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24"><draw:frame draw:style-name="fr1" draw:name="Object7" text:anchor-type="as-char" svg:y="-0.1598in" svg:width="0.7244in" svg:height="0.2311in" draw:z-index="28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24"><draw:frame draw:style-name="fr1" draw:name="Object8" text:anchor-type="as-char" svg:y="-0.1598in" svg:width="0.7244in" svg:height="0.2311in" draw:z-index="6"><draw:object xlink:href="./Object 8" xlink:type="simple" xlink:show="embed" xlink:actuate="onLoad"/><draw:image xlink:href="./ObjectReplacements/Object 8" xlink:type="simple" xlink:show="embed" xlink:actuate="onLoad"/></draw:frame></text:p>
            </text:list-item>
          </text:list>
          <text:p text:style-name="P22"><text:span text:style-name="T26">Once the basis is indexed as say </text:span><text:span text:style-name="T26"><draw:frame draw:style-name="fr1" draw:name="Object11" text:anchor-type="as-char" svg:y="-0.1598in" svg:width="0.7244in" svg:height="0.2311in" draw:z-index="3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6">, </text:span><text:span text:style-name="T16">a</text:span><text:span text:style-name="T26"> and </text:span><text:span text:style-name="T16">b</text:span><text:span text:style-name="T26"> have unique representations. </text:span><text:span text:style-name="T16">a</text:span><text:span text:style-name="T17"> </text:span><text:span text:style-name="T25">= </text:span><text:span text:style-name="T25"><draw:frame draw:style-name="fr1" draw:name="Object9" text:anchor-type="as-char" svg:y="-0.1598in" svg:width="0.7244in" svg:height="0.231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"> and </text:span><text:span text:style-name="T16">b</text:span><text:span text:style-name="T25"> = </text:span><text:span text:style-name="T25"><draw:frame draw:style-name="fr1" draw:name="Object10" text:anchor-type="as-char" svg:y="-0.1598in" svg:width="0.7244in" svg:height="0.231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">. </text:span><text:span text:style-name="T26">This makes it possible to represent the vectors in a geometric space which I think is one of the important motivation for the concept of basis.</text:span></text:p>
        </text:list-item>
      </text:list>
      <text:p text:style-name="P11"/>
      <text:p text:style-name="P1"><text:span text:style-name="T31"><draw:frame draw:style-name="fr1" draw:name="Object15" text:anchor-type="as-char" svg:y="-0.122in" svg:width="0.1701in" svg:height="0.1646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1">coordinates of x</text:span></text:p>
      <text:list xml:id="list8410177685267017613" text:style-name="L3">
        <text:list-item>
          <text:p text:style-name="P25"><text:span text:style-name="T32">Suppose</text:span><text:span text:style-name="T32"><draw:frame draw:style-name="fr1" draw:name="Object17" text:anchor-type="as-char" svg:y="-0.1484in" svg:width="0.9098in" svg:height="0.2098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32">is a basis for </text:span><text:span text:style-name="T35">a vector space </text:span><text:span text:style-name="T32">V and </text:span><text:span text:style-name="T6">x</text:span><text:span text:style-name="T32"> is in V. The</text:span><text:span text:style-name="T32"><draw:frame draw:style-name="fr1" draw:name="Object18" text:anchor-type="as-char" svg:y="-0.1484in" svg:width="1.1016in" svg:height="0.1902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32">of </text:span><text:span text:style-name="T6">x</text:span><text:span text:style-name="T32"> are the weights</text:span><text:span text:style-name="T32"><draw:frame draw:style-name="fr1" draw:name="Object19" text:anchor-type="as-char" svg:y="-0.1484in" svg:width="0.8661in" svg:height="0.2091in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32">such that </text:span><text:span text:style-name="T32"><draw:frame draw:style-name="fr1" draw:name="Object20" text:anchor-type="as-char" svg:y="-0.1484in" svg:width="1.2925in" svg:height="0.2098in" draw:z-index="18"><draw:object xlink:href="./Object 20" xlink:type="simple" xlink:show="embed" xlink:actuate="onLoad"/><draw:image xlink:href="./ObjectReplacements/Object 20" xlink:type="simple" xlink:show="embed" xlink:actuate="onLoad"/></draw:frame></text:span></text:p>
        </text:list-item>
        <text:list-item>
          <text:p text:style-name="P25"><text:span text:style-name="T32">It is the n-tuple which identifies the vector </text:span><text:span text:style-name="T6">x</text:span><text:span text:style-name="T32"> w.r.t. the basis</text:span><text:span text:style-name="T32"><draw:frame draw:style-name="fr1" draw:name="Object21" text:anchor-type="as-char" svg:y="-0.122in" svg:width="0.1701in" svg:height="0.1646in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32">.</text:span></text:p>
        </text:list-item>
        <text:list-item>
          <text:p text:style-name="P26"><text:span text:style-name="T33"><draw:frame draw:style-name="fr1" draw:name="Object16" text:anchor-type="as-char" svg:y="-0.4945in" svg:width="0.6965in" svg:height="0.9154in" draw:z-index="3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3">, </text:span><text:span text:style-name="T36">a vector </text:span><text:span text:style-name="T33">in</text:span><text:span text:style-name="T33"><draw:frame draw:style-name="fr1" draw:name="Object24" text:anchor-type="as-char" svg:y="-0.172in" svg:width="0.2583in" svg:height="0.2055in" draw:z-index="20"><draw:object xlink:href="./Object 24" xlink:type="simple" xlink:show="embed" xlink:actuate="onLoad"/><draw:image xlink:href="./ObjectReplacements/Object 24" xlink:type="simple" xlink:show="embed" xlink:actuate="onLoad"/></draw:frame></text:span><text:span text:style-name="T33">, </text:span><text:span text:style-name="T34">is called </text:span><text:span text:style-name="T33">the </text:span><text:span text:style-name="T33"><draw:frame draw:style-name="fr1" draw:name="Object25" text:anchor-type="as-char" svg:y="-0.1484in" svg:width="1.0374in" svg:height="0.1902in" draw:z-index="22"><draw:object xlink:href="./Object 25" xlink:type="simple" xlink:show="embed" xlink:actuate="onLoad"/><draw:image xlink:href="./ObjectReplacements/Object 25" xlink:type="simple" xlink:show="embed" xlink:actuate="onLoad"/></draw:frame></text:span><text:span text:style-name="T33">vector of </text:span><text:span text:style-name="T7">x</text:span><text:span text:style-name="T33">. </text:span><text:span text:style-name="T34">The mapping </text:span><text:span text:style-name="T34"><draw:frame draw:style-name="fr1" draw:name="Object26" text:anchor-type="as-char" svg:y="-0.1484in" svg:width="0.6346in" svg:height="0.2063in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4"> is the coordinate mapping determined by</text:span><text:span text:style-name="T34"><draw:frame draw:style-name="fr1" draw:name="Object27" text:anchor-type="as-char" svg:y="-0.122in" svg:width="0.1701in" svg:height="0.1646in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34"> </text:span><text:span text:style-name="T37">and maps a </text:span><text:span text:style-name="T8">vector to a coordinate </text:span><text:span text:style-name="T9">in</text:span><text:span text:style-name="T9"><draw:frame draw:style-name="fr1" draw:name="Object22" text:anchor-type="as-char" svg:y="-0.172in" svg:width="0.2583in" svg:height="0.2055in" draw:z-index="24"><draw:object xlink:href="./Object 22" xlink:type="simple" xlink:show="embed" xlink:actuate="onLoad"/><draw:image xlink:href="./ObjectReplacements/Object 22" xlink:type="simple" xlink:show="embed" xlink:actuate="onLoad"/></draw:frame></text:span><text:span text:style-name="T37">. </text:span></text:p>
        </text:list-item>
        <text:list-item>
          <text:p text:style-name="P27"><text:span text:style-name="T45">Note that the co</text:span><text:span text:style-name="T51">n</text:span><text:span text:style-name="T45">cept of a coordinate mapping assumes that the basis</text:span><text:span text:style-name="T45"><draw:frame draw:style-name="fr1" draw:name="Object54" text:anchor-type="as-char" svg:y="-0.122in" svg:width="0.1701in" svg:height="0.1646in" draw:z-index="35"><draw:object xlink:href="./Object 54" xlink:type="simple" xlink:show="embed" xlink:actuate="onLoad"/><draw:image xlink:href="./ObjectReplacements/Object 54" xlink:type="simple" xlink:show="embed" xlink:actuate="onLoad"/></draw:frame></text:span><text:span text:style-name="T45">is an indexed set whose vectors are listed in some fixed assigned order, i.e., a unique basis. This property makes the definition of</text:span><text:span text:style-name="T45"><draw:frame draw:style-name="fr1" draw:name="Object55" text:anchor-type="as-char" svg:y="-0.1484in" svg:width="0.3417in" svg:height="0.2071in" draw:z-index="36"><draw:object xlink:href="./Object 55" xlink:type="simple" xlink:show="embed" xlink:actuate="onLoad"/><draw:image xlink:href="./ObjectReplacements/Object 55" xlink:type="simple" xlink:show="embed" xlink:actuate="onLoad"/></draw:frame></text:span><text:span text:style-name="T52">un</text:span><text:span text:style-name="T45">ambiguous.</text:span></text:p>
        </text:list-item>
      </text:list>
      <text:p text:style-name="P13"/>
      <text:p text:style-name="P14"><text:span text:style-name="T11">Change-of-coordinate matrix</text:span></text:p>
      <text:list xml:id="list1040930219" text:continue-numbering="true" text:style-name="L3">
        <text:list-item>
          <text:p text:style-name="P28"><text:span text:style-name="T44">The change-of-coordinate matrix, </text:span><text:span text:style-name="T10"><draw:frame draw:style-name="fr1" draw:name="Object33" text:anchor-type="as-char" svg:y="-0.1484in" svg:width="0.2465in" svg:height="0.2063in" draw:z-index="4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0">,</text:span><text:span text:style-name="T44"> </text:span><text:span text:style-name="T45">helps transform a </text:span><text:span text:style-name="T53">coordinate </text:span><text:span text:style-name="T45">vector, </text:span><text:span text:style-name="T45"><draw:frame draw:style-name="fr2" draw:name="Object41" text:anchor-type="as-char" svg:y="-0.1575in" svg:width="0.3091in" svg:height="0.2161in" draw:z-index="53"><draw:object xlink:href="./Object 41" xlink:type="simple" xlink:show="embed" xlink:actuate="onLoad"/><draw:image xlink:href="./ObjectReplacements/Object 41" xlink:type="simple" xlink:show="embed" xlink:actuate="onLoad"/></draw:frame></text:span><text:span text:style-name="T50">in </text:span><text:span text:style-name="T48"><draw:frame draw:style-name="fr1" draw:name="Object28" text:anchor-type="as-char" svg:y="-0.172in" svg:width="0.2583in" svg:height="0.2055in" draw:z-index="43"><draw:object xlink:href="./Object 31" xlink:type="simple" xlink:show="embed" xlink:actuate="onLoad"/><draw:image xlink:href="./ObjectReplacements/Object 31" xlink:type="simple" xlink:show="embed" xlink:actuate="onLoad"/></draw:frame></text:span><text:span text:style-name="T48"> </text:span><text:span text:style-name="T54">to a </text:span><text:soft-page-break/><text:span text:style-name="T54">vector </text:span><text:span text:style-name="T18">x </text:span><text:span text:style-name="T54">in a given vector space V</text:span><text:span text:style-name="T45">.</text:span></text:p>
        </text:list-item>
        <text:list-item>
          <text:p text:style-name="P30"><text:span text:style-name="T43">I</text:span><text:span text:style-name="T39">f </text:span><text:span text:style-name="T39"><draw:frame draw:style-name="fr1" draw:name="Object32" text:anchor-type="as-char" svg:y="-0.1484in" svg:width="1.5228in" svg:height="0.2098in" draw:z-index="44"><draw:object xlink:href="./Object 32" xlink:type="simple" xlink:show="embed" xlink:actuate="onLoad"/><draw:image xlink:href="./ObjectReplacements/Object 32" xlink:type="simple" xlink:show="embed" xlink:actuate="onLoad"/></draw:frame></text:span><text:span text:style-name="T40"> </text:span><text:span text:style-name="T41">and </text:span><text:span text:style-name="T42"><draw:frame draw:style-name="fr1" draw:name="Object34" text:anchor-type="as-char" svg:y="-0.4945in" svg:width="0.7291in" svg:height="0.9154in" draw:z-index="45"><draw:object xlink:href="./Object 34" xlink:type="simple" xlink:show="embed" xlink:actuate="onLoad"/><draw:image xlink:href="./ObjectReplacements/Object 34" xlink:type="simple" xlink:show="embed" xlink:actuate="onLoad"/></draw:frame></text:span><text:span text:style-name="T42">, </text:span><text:span text:style-name="T43">then </text:span><text:span text:style-name="T43"><draw:frame draw:style-name="fr1" draw:name="Object35" text:anchor-type="as-char" svg:y="-0.1484in" svg:width="1.2925in" svg:height="0.2098in" draw:z-index="46"><draw:object xlink:href="./Object 35" xlink:type="simple" xlink:show="embed" xlink:actuate="onLoad"/><draw:image xlink:href="./ObjectReplacements/Object 35" xlink:type="simple" xlink:show="embed" xlink:actuate="onLoad"/></draw:frame></text:span><text:span text:style-name="T43"> </text:span></text:p>
          <text:p text:style-name="P30"><text:span text:style-name="T54">i.e., </text:span><text:span text:style-name="T43"><text:s/></text:span><text:span text:style-name="T43"><draw:frame draw:style-name="fr1" draw:name="Object36" text:anchor-type="as-char" svg:y="-0.1484in" svg:width="0.7598in" svg:height="0.2071in" draw:z-index="54"><draw:object xlink:href="./Object 36" xlink:type="simple" xlink:show="embed" xlink:actuate="onLoad"/><draw:image xlink:href="./ObjectReplacements/Object 36" xlink:type="simple" xlink:show="embed" xlink:actuate="onLoad"/></draw:frame></text:span><text:span text:style-name="T55">where</text:span><text:span text:style-name="T55"><draw:frame draw:style-name="fr2" draw:name="Object37" text:anchor-type="as-char" svg:y="-0.1484in" svg:width="0.9492in" svg:height="0.2091in" draw:z-index="57"><draw:object xlink:href="./Object 37" xlink:type="simple" xlink:show="embed" xlink:actuate="onLoad"/><draw:image xlink:href="./ObjectReplacements/Object 37" xlink:type="simple" xlink:show="embed" xlink:actuate="onLoad"/></draw:frame></text:span><text:span text:style-name="T56">is called the change of coordinate matrix from</text:span><text:span text:style-name="T56"><draw:frame draw:style-name="fr2" draw:name="Object61" text:anchor-type="as-char" svg:y="-0.122in" svg:width="0.1701in" svg:height="0.1646in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56">to the standard basis in</text:span><text:span text:style-name="T56"><draw:frame draw:style-name="fr2" draw:name="Object38" text:anchor-type="as-char" svg:y="-0.172in" svg:width="0.2583in" svg:height="0.2055in" draw:z-index="59"><draw:object xlink:href="./Object 38" xlink:type="simple" xlink:show="embed" xlink:actuate="onLoad"/><draw:image xlink:href="./ObjectReplacements/Object 38" xlink:type="simple" xlink:show="embed" xlink:actuate="onLoad"/></draw:frame></text:span></text:p>
          <text:p text:style-name="P29"><text:span text:style-name="T46">Here</text:span><text:span text:style-name="T38"><draw:frame draw:style-name="fr1" draw:name="Object30" text:anchor-type="as-char" svg:y="-0.1484in" svg:width="0.9508in" svg:height="0.2098in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8">is the matrix composed of the basis </text:span><text:span text:style-name="T38"><draw:frame draw:style-name="fr1" draw:name="Object31" text:anchor-type="as-char" svg:y="-0.122in" svg:width="0.1701in" svg:height="0.1646in" draw:z-index="26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8">.</text:span></text:p>
        </text:list-item>
        <text:list-item>
          <text:p text:style-name="P31"><text:span text:style-name="T47">As </text:span><text:span text:style-name="T49">the columns </text:span><text:span text:style-name="T56">of</text:span><text:span text:style-name="T47"><draw:frame draw:style-name="fr1" draw:name="Object23" text:anchor-type="as-char" svg:y="-0.1484in" svg:width="0.2465in" svg:height="0.2063in" draw:z-index="5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9">are linearly independent, </text:span><text:span text:style-name="T56">i</text:span><text:span text:style-name="T54">f</text:span><text:span text:style-name="T54"><draw:frame draw:style-name="fr2" draw:name="Object29" text:anchor-type="as-char" svg:y="-0.1484in" svg:width="0.2465in" svg:height="0.2063in" draw:z-index="56"><draw:object xlink:href="./Object 33" xlink:type="simple" xlink:show="embed" xlink:actuate="onLoad"/><draw:image xlink:href="./ObjectReplacements/Object 33" xlink:type="simple" xlink:show="embed" xlink:actuate="onLoad"/></draw:frame></text:span><text:span text:style-name="T54">has enough columns to span V, </text:span><text:span text:style-name="T10"><draw:frame draw:style-name="fr1" draw:name="Object39" text:anchor-type="as-char" svg:y="-0.1484in" svg:width="0.2465in" svg:height="0.2063in" draw:z-index="3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9">is invertible </text:span><text:span text:style-name="T54">and</text:span><text:span text:style-name="T49"><draw:frame draw:style-name="fr1" draw:name="Object40" text:anchor-type="as-char" svg:y="-0.172in" svg:width="0.8862in" svg:height="0.2307in" draw:z-index="55"><draw:object xlink:href="./Object 40" xlink:type="simple" xlink:show="embed" xlink:actuate="onLoad"/><draw:image xlink:href="./ObjectReplacements/Object 40" xlink:type="simple" xlink:show="embed" xlink:actuate="onLoad"/></draw:frame></text:span></text:p>
        </text:list-item>
      </text:list>
      <text:p text:style-name="P5"/>
      <text:p text:style-name="P4">Coordinate mapping</text:p>
      <text:list xml:id="list4417084972722187133" text:style-name="L4">
        <text:list-item>
          <text:p text:style-name="P32"><text:span text:style-name="T12">Choosing</text:span><text:span text:style-name="T57"> a basis</text:span><text:span text:style-name="T57"><draw:frame draw:style-name="fr1" draw:name="Object42" text:anchor-type="as-char" svg:y="-0.1484in" svg:width="1.0575in" svg:height="0.2098in" draw:z-index="37"><draw:object xlink:href="./Object 42" xlink:type="simple" xlink:show="embed" xlink:actuate="onLoad"/><draw:image xlink:href="./ObjectReplacements/Object 42" xlink:type="simple" xlink:show="embed" xlink:actuate="onLoad"/></draw:frame></text:span><text:span text:style-name="T57">for a vector space V introduces a coordinate system in V. The coordinate mapping</text:span><text:span text:style-name="T57"><draw:frame draw:style-name="fr1" draw:name="Object43" text:anchor-type="as-char" svg:y="-0.1484in" svg:width="0.6346in" svg:height="0.2063in" draw:z-index="38"><draw:object xlink:href="./Object 43" xlink:type="simple" xlink:show="embed" xlink:actuate="onLoad"/><draw:image xlink:href="./ObjectReplacements/Object 43" xlink:type="simple" xlink:show="embed" xlink:actuate="onLoad"/></draw:frame></text:span><text:span text:style-name="T57">connects the possibly </text:span><text:span text:style-name="T58">unfamiliar</text:span><text:span text:style-name="T57"> space V to the familiar space </text:span><text:span text:style-name="T57"><draw:frame draw:style-name="fr1" draw:name="Object44" text:anchor-type="as-char" svg:y="-0.172in" svg:width="0.2583in" svg:height="0.2055in" draw:z-index="39"><draw:object xlink:href="./Object 44" xlink:type="simple" xlink:show="embed" xlink:actuate="onLoad"/><draw:image xlink:href="./ObjectReplacements/Object 44" xlink:type="simple" xlink:show="embed" xlink:actuate="onLoad"/></draw:frame></text:span><text:span text:style-name="T57">.</text:span></text:p>
        </text:list-item>
        <text:list-item>
          <text:p text:style-name="P33"><text:span text:style-name="T59">This coordinate mapping,</text:span><text:span text:style-name="T59"><draw:frame draw:style-name="fr1" draw:name="Object45" text:anchor-type="as-char" svg:y="-0.1484in" svg:width="0.6402in" svg:height="0.2043in" draw:z-index="40"><draw:object xlink:href="./Object 45" xlink:type="simple" xlink:show="embed" xlink:actuate="onLoad"/><draw:image xlink:href="./ObjectReplacements/Object 45" xlink:type="simple" xlink:show="embed" xlink:actuate="onLoad"/></draw:frame></text:span><text:span text:style-name="T59">is a </text:span><text:span text:style-name="T13">one-tone</text:span><text:span text:style-name="T59"> linear transformation from V </text:span><text:span text:style-name="T13">onto</text:span><text:span text:style-name="T59"><draw:frame draw:style-name="fr1" draw:name="Object46" text:anchor-type="as-char" svg:y="-0.172in" svg:width="0.2583in" svg:height="0.2055in" draw:z-index="41"><draw:object xlink:href="./Object 46" xlink:type="simple" xlink:show="embed" xlink:actuate="onLoad"/><draw:image xlink:href="./ObjectReplacements/Object 46" xlink:type="simple" xlink:show="embed" xlink:actuate="onLoad"/></draw:frame></text:span><text:span text:style-name="T59">.</text:span></text:p>
          <text:list>
            <text:list-item>
              <text:p text:style-name="P35">Proof</text:p>
            </text:list-item>
          </text:list>
        </text:list-item>
        <text:list-item>
          <text:p text:style-name="P34"><text:span text:style-name="T60">The linearity of the coordinate mapping extends to linear combinations. If </text:span><text:span text:style-name="T60"><draw:frame draw:style-name="fr1" draw:name="Object56" text:anchor-type="as-char" svg:y="-0.1484in" svg:width="0.6335in" svg:height="0.2091in" draw:z-index="47"><draw:object xlink:href="./Object 56" xlink:type="simple" xlink:show="embed" xlink:actuate="onLoad"/><draw:image xlink:href="./ObjectReplacements/Object 56" xlink:type="simple" xlink:show="embed" xlink:actuate="onLoad"/></draw:frame></text:span><text:span text:style-name="T60">are in V and if </text:span><text:span text:style-name="T60"><draw:frame draw:style-name="fr1" draw:name="Object57" text:anchor-type="as-char" svg:y="-0.1484in" svg:width="0.6646in" svg:height="0.2091in" draw:z-index="48"><draw:object xlink:href="./Object 57" xlink:type="simple" xlink:show="embed" xlink:actuate="onLoad"/><draw:image xlink:href="./ObjectReplacements/Object 57" xlink:type="simple" xlink:show="embed" xlink:actuate="onLoad"/></draw:frame></text:span><text:span text:style-name="T60"> are scalars, then </text:span><text:span text:style-name="T60"><draw:frame draw:style-name="fr1" draw:name="Object47" text:anchor-type="as-char" svg:y="-0.1484in" svg:width="2.711in" svg:height="0.2098in" draw:z-index="49"><draw:object xlink:href="./Object 47" xlink:type="simple" xlink:show="embed" xlink:actuate="onLoad"/><draw:image xlink:href="./ObjectReplacements/Object 47" xlink:type="simple" xlink:show="embed" xlink:actuate="onLoad"/></draw:frame></text:span></text:p>
          <text:p text:style-name="P34"><text:span text:style-name="T60">i.e. the</text:span><text:span text:style-name="T60"><draw:frame draw:style-name="fr1" draw:name="Object58" text:anchor-type="as-char" svg:y="-0.122in" svg:width="0.1701in" svg:height="0.1646in" draw:z-index="50"><draw:object xlink:href="./Object 58" xlink:type="simple" xlink:show="embed" xlink:actuate="onLoad"/><draw:image xlink:href="./ObjectReplacements/Object 58" xlink:type="simple" xlink:show="embed" xlink:actuate="onLoad"/></draw:frame></text:span><text:span text:style-name="T60">coordinate vector of a linear combination is the same </text:span><text:span text:style-name="T67">linear</text:span><text:span text:style-name="T60"> combination of the coordinate vectors of the individual vector.</text:span></text:p>
        </text:list-item>
      </text:list>
      <text:p text:style-name="P7"/>
      <text:p text:style-name="P10">Isomorphism</text:p>
      <text:p text:style-name="P6"><text:span text:style-name="T60">Coordinate mapping is an important example of an isomorphism from V onto</text:span><text:span text:style-name="T60"><draw:frame draw:style-name="fr1" draw:name="Object59" text:anchor-type="as-char" svg:y="-0.172in" svg:width="0.2583in" svg:height="0.2055in" draw:z-index="51"><draw:object xlink:href="./Object 59" xlink:type="simple" xlink:show="embed" xlink:actuate="onLoad"/><draw:image xlink:href="./ObjectReplacements/Object 59" xlink:type="simple" xlink:show="embed" xlink:actuate="onLoad"/></draw:frame></text:span><text:span text:style-name="T60">. </text:span><text:span text:style-name="T61">In general, a one-to-one linear transformation from a vector space V to vector space W is called an isomorphism from </text:span><text:span text:style-name="T68">V</text:span><text:span text:style-name="T61"> to W.</text:span></text:p>
      <text:p text:style-name="P6"><text:span text:style-name="T61"><text:s/></text:span><text:span text:style-name="T62">The notation and terminology for V and W may differ, but the two spaces are indistinguishable as vector spaces. Every vector space calculation in V is </text:span><text:span text:style-name="T68">accurately</text:span><text:span text:style-name="T62"> reproduced in W, and vice-versa. In particular, any real vector space with a basis of n vectors is indistinguishable from</text:span><text:span text:style-name="T62"><draw:frame draw:style-name="fr1" draw:name="Object60" text:anchor-type="as-char" svg:y="-0.172in" svg:width="0.2583in" svg:height="0.2055in" draw:z-index="52"><draw:object xlink:href="./Object 60" xlink:type="simple" xlink:show="embed" xlink:actuate="onLoad"/><draw:image xlink:href="./ObjectReplacements/Object 60" xlink:type="simple" xlink:show="embed" xlink:actuate="onLoad"/></draw:frame></text:span><text:span text:style-name="T62">.</text:span>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07:57:04</meta:creation-date>
    <dc:title>T1</dc:title>
    <meta:editing-duration>PT12H37M23S</meta:editing-duration>
    <meta:editing-cycles>36</meta:editing-cycles>
    <meta:generator>LibreOffice/4.0.2.2$Linux_x86 LibreOffice_project/400m0$Build-2</meta:generator>
    <meta:initial-creator>Kempa </meta:initial-creator>
    <dc:date>2013-09-07T22:55:03</dc:date>
    <dc:creator>Kempa </dc:creator>
    <meta:document-statistic meta:table-count="0" meta:image-count="0" meta:object-count="61" meta:page-count="2" meta:paragraph-count="38" meta:word-count="589" meta:character-count="3249" meta:non-whitespace-character-count="2708"/>
    <meta:template xlink:type="simple" xlink:actuate="onRequest" xlink:title="T1" xlink:href="../../../../.config/libreoffice/4/user/template/T1.ott" meta:date="2013-08-17T07:57:02"/>
  </office:meta>
</office:document-meta>
</file>

<file path=Object 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0/content.xml><?xml version="1.0" encoding="utf-8"?>
<math xmlns="http://www.w3.org/1998/Math/MathML">
  <semantics>
    <mrow>
      <mfenced open="(" close=")">
        <mrow>
          <msub>
            <mi>c</mi>
            <mn>3</mn>
          </msub>
          <mi>,</mi>
          <msub>
            <mi>c</mi>
            <mn>1</mn>
          </msub>
          <mi>,</mi>
          <msub>
            <mi>c</mi>
            <mn>2</mn>
          </msub>
        </mrow>
      </mfenced>
    </mrow>
    <annotation encoding="StarMath 5.0">left (c_3 , c_1 , c_2 right )</annotation>
  </semantics>
</math>
</file>

<file path=Object 11/content.xml><?xml version="1.0" encoding="utf-8"?>
<math xmlns="http://www.w3.org/1998/Math/MathML">
  <semantics>
    <mrow>
      <mfenced open="(" close=")">
        <mrow>
          <msub>
            <mi>c</mi>
            <mn>1</mn>
          </msub>
          <mi>,</mi>
          <msub>
            <mi>c</mi>
            <mn>2</mn>
          </msub>
          <mi>,</mi>
          <msub>
            <mi>c</mi>
            <mn>3</mn>
          </msub>
        </mrow>
      </mfenced>
    </mrow>
    <annotation encoding="StarMath 5.0">left (c_1 , c_2 , c_3 right )</annotation>
  </semantics>
</math>
</file>

<file path=Object 12/content.xml><?xml version="1.0" encoding="utf-8"?>
<math xmlns="http://www.w3.org/1998/Math/MathML">
  <semantics>
    <mrow>
      <msup>
        <mo stretchy="false">ℝ</mo>
        <mi>n</mi>
      </msup>
    </mrow>
    <annotation encoding="StarMath 5.0"> setR^n </annotation>
  </semantics>
</math>
</file>

<file path=Object 13/content.xml><?xml version="1.0" encoding="utf-8"?>
<math xmlns="http://www.w3.org/1998/Math/MathML">
  <semantics>
    <mrow>
      <mo stretchy="false">β</mo>
    </mrow>
    <annotation encoding="StarMath 5.0"> %beta</annotation>
  </semantics>
</math>
</file>

<file path=Object 14/content.xml><?xml version="1.0" encoding="utf-8"?>
<math xmlns="http://www.w3.org/1998/Math/MathML">
  <semantics>
    <mrow>
      <msup>
        <mo stretchy="false">ℝ</mo>
        <mi>n</mi>
      </msup>
    </mrow>
    <annotation encoding="StarMath 5.0"> setR^n </annotation>
  </semantics>
</math>
</file>

<file path=Object 15/content.xml><?xml version="1.0" encoding="utf-8"?>
<math xmlns="http://www.w3.org/1998/Math/MathML">
  <semantics>
    <mrow>
      <mo stretchy="false">β</mo>
    </mrow>
    <annotation encoding="StarMath 5.0">%beta </annotation>
  </semantics>
</math>
</file>

<file path=Object 16/content.xml><?xml version="1.0" encoding="utf-8"?>
<math xmlns="http://www.w3.org/1998/Math/MathML">
  <semantics>
    <mrow>
      <mrow>
        <msub>
          <mfenced open="[" close="]">
            <mrow>
              <mstyle mathvariant="bold">
                <mrow>
                  <mi>x</mi>
                </mrow>
              </mstyle>
            </mrow>
          </mfenced>
          <mo stretchy="false">β</mo>
        </msub>
        <mo stretchy="false">=</mo>
        <mfenced open="[" close="]">
          <mrow>
            <mtable>
              <mtr>
                <mtd>
                  <mrow>
                    <msub>
                      <mi>c</mi>
                      <mn>1</mn>
                    </msub>
                  </mrow>
                </mtd>
              </mtr>
              <mtr>
                <mtd>
                  <mrow>
                    <msub>
                      <mi>c</mi>
                      <mn>2</mn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i>c</mi>
                      <mi>n</mi>
                    </msub>
                  </mrow>
                </mtd>
              </mtr>
            </mtable>
          </mrow>
        </mfenced>
      </mrow>
    </mrow>
    <annotation encoding="StarMath 5.0">left [ bold x right ]_%beta = left [ matrix { c_1 ## c_2 ## dotsvert ## c_n}right ]</annotation>
  </semantics>
</math>
</file>

<file path=Object 17/content.xml><?xml version="1.0" encoding="utf-8"?>
<math xmlns="http://www.w3.org/1998/Math/MathML">
  <semantics>
    <mrow>
      <mrow>
        <mo stretchy="false">β</mo>
        <mo stretchy="false">=</mo>
        <mo stretchy="false">{</mo>
      </mrow>
      <mstyle mathvariant="bold">
        <mrow>
          <msub>
            <mi>b</mi>
            <mn>1</mn>
          </msub>
        </mrow>
      </mstyle>
      <mn>...</mn>
      <mstyle mathvariant="bold">
        <mrow>
          <msub>
            <mi>b</mi>
            <mi>n</mi>
          </msub>
        </mrow>
      </mstyle>
      <mo stretchy="false">}</mo>
    </mrow>
    <annotation encoding="StarMath 5.0"> %beta = \{ bold b_1 ... bold b_n \}</annotation>
  </semantics>
</math>
</file>

<file path=Object 18/content.xml><?xml version="1.0" encoding="utf-8"?>
<math xmlns="http://www.w3.org/1998/Math/MathML">
  <semantics>
    <mrow>
      <mrow>
        <mo stretchy="false">β</mo>
        <mo stretchy="false">−</mo>
        <mi mathvariant="italic">coordinates</mi>
      </mrow>
    </mrow>
    <annotation encoding="StarMath 5.0">%beta-coordinates</annotation>
  </semantics>
</math>
</file>

<file path=Object 19/content.xml><?xml version="1.0" encoding="utf-8"?>
<math xmlns="http://www.w3.org/1998/Math/MathML">
  <semantics>
    <mrow>
      <msub>
        <mi>c</mi>
        <mn>1</mn>
      </msub>
      <mi>,</mi>
      <msub>
        <mi>c</mi>
        <mn>2</mn>
      </msub>
      <mi>,</mi>
      <mi>…</mi>
      <mi>,</mi>
      <msub>
        <mi>c</mi>
        <mi>n</mi>
      </msub>
    </mrow>
    <annotation encoding="StarMath 5.0">c_1 , c_2 , …, c_n </annotation>
  </semantics>
</math>
</file>

<file path=Object 2/content.xml><?xml version="1.0" encoding="utf-8"?>
<math xmlns="http://www.w3.org/1998/Math/MathML">
  <semantics>
    <mrow>
      <mfenced open="(" close=")">
        <mrow>
          <msub>
            <mi>c</mi>
            <mn>1,</mn>
          </msub>
          <msub>
            <mi>c</mi>
            <mn>2,</mn>
          </msub>
          <mi>…</mi>
          <mi>,</mi>
          <msub>
            <mi>c</mi>
            <mi>n</mi>
          </msub>
        </mrow>
      </mfenced>
    </mrow>
    <annotation encoding="StarMath 5.0"> left (c_1, c_2, … ,c_n right )</annotation>
  </semantics>
</math>
</file>

<file path=Object 20/content.xml><?xml version="1.0" encoding="utf-8"?>
<math xmlns="http://www.w3.org/1998/Math/MathML">
  <semantics>
    <mrow>
      <mrow>
        <mstyle mathvariant="bold">
          <mrow>
            <mi>x</mi>
          </mrow>
        </mstyle>
        <mo stretchy="false">=</mo>
        <msub>
          <mi>c</mi>
          <mn>1</mn>
        </msub>
      </mrow>
      <mrow>
        <mrow>
          <mstyle mathvariant="bold">
            <mrow>
              <msub>
                <mi>b</mi>
                <mn>1</mn>
              </msub>
            </mrow>
          </mstyle>
          <mo stretchy="false">+</mo>
          <mi>…</mi>
        </mrow>
        <mo stretchy="false">+</mo>
        <msub>
          <mi>c</mi>
          <mi>n</mi>
        </msub>
      </mrow>
      <mstyle mathvariant="bold">
        <mrow>
          <msub>
            <mi>b</mi>
            <mi>n</mi>
          </msub>
        </mrow>
      </mstyle>
    </mrow>
    <annotation encoding="StarMath 5.0">bold x = c_1 bold b_1 + … + c_n bold b_n</annotation>
  </semantics>
</math>
</file>

<file path=Object 21/content.xml><?xml version="1.0" encoding="utf-8"?>
<math xmlns="http://www.w3.org/1998/Math/MathML">
  <semantics>
    <mrow>
      <mo stretchy="false">β</mo>
    </mrow>
    <annotation encoding="StarMath 5.0"> %beta</annotation>
  </semantics>
</math>
</file>

<file path=Object 22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23/content.xml><?xml version="1.0" encoding="utf-8"?>
<math xmlns="http://www.w3.org/1998/Math/MathML">
  <semantics>
    <mrow>
      <msub>
        <mi>P</mi>
        <mo stretchy="false">β</mo>
      </msub>
    </mrow>
    <annotation encoding="StarMath 5.0">P_%beta </annotation>
  </semantics>
</math>
</file>

<file path=Object 24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25/content.xml><?xml version="1.0" encoding="utf-8"?>
<math xmlns="http://www.w3.org/1998/Math/MathML">
  <semantics>
    <mrow>
      <mrow>
        <mo stretchy="false">β</mo>
        <mo stretchy="false">−</mo>
        <mi mathvariant="italic">coordinate</mi>
      </mrow>
    </mrow>
    <annotation encoding="StarMath 5.0">%beta-coordinate</annotation>
  </semantics>
</math>
</file>

<file path=Object 26/content.xml><?xml version="1.0" encoding="utf-8"?>
<math xmlns="http://www.w3.org/1998/Math/MathML">
  <semantics>
    <mrow>
      <mstyle mathvariant="bold">
        <mrow>
          <mi>x</mi>
        </mrow>
      </mstyle>
      <mi>→</mi>
      <msub>
        <mrow>
          <mo stretchy="false">[</mo>
          <mrow>
            <mstyle mathvariant="bold">
              <mrow>
                <mi>x</mi>
              </mrow>
            </mstyle>
          </mrow>
          <mo stretchy="false">]</mo>
        </mrow>
        <mo stretchy="false">β</mo>
      </msub>
    </mrow>
    <annotation encoding="StarMath 5.0">bold x → [bold x]_%beta</annotation>
  </semantics>
</math>
</file>

<file path=Object 27/content.xml><?xml version="1.0" encoding="utf-8"?>
<math xmlns="http://www.w3.org/1998/Math/MathML">
  <semantics>
    <mrow>
      <mo stretchy="false">β</mo>
    </mrow>
    <annotation encoding="StarMath 5.0"> %beta</annotation>
  </semantics>
</math>
</file>

<file path=Object 28/content.xml><?xml version="1.0" encoding="utf-8"?>
<math xmlns="http://www.w3.org/1998/Math/MathML">
  <semantics>
    <mrow>
      <msub>
        <mi>P</mi>
        <mo stretchy="false">β</mo>
      </msub>
    </mrow>
    <annotation encoding="StarMath 5.0">P_%beta</annotation>
  </semantics>
</math>
</file>

<file path=Object 29/content.xml><?xml version="1.0" encoding="utf-8"?>
<math xmlns="http://www.w3.org/1998/Math/MathML">
  <semantics>
    <mrow>
      <mrow>
        <msub>
          <mi>P</mi>
          <mo stretchy="false">β</mo>
        </msub>
        <mo stretchy="false">=</mo>
        <mrow>
          <mo stretchy="false">[</mo>
          <mrow>
            <mstyle mathvariant="bold">
              <mrow>
                <msub>
                  <mi>b</mi>
                  <mn>1</mn>
                </msub>
              </mrow>
            </mstyle>
            <mn>...</mn>
            <mstyle mathvariant="bold">
              <mrow>
                <msub>
                  <mi>b</mi>
                  <mi>n</mi>
                </msub>
              </mrow>
            </mstyle>
          </mrow>
          <mo stretchy="false">]</mo>
        </mrow>
      </mrow>
    </mrow>
    <annotation encoding="StarMath 5.0">P_%beta = [ bold b_1 ... bold b_n ]</annotation>
  </semantics>
</math>
</file>

<file path=Object 3/content.xml><?xml version="1.0" encoding="utf-8"?>
<math xmlns="http://www.w3.org/1998/Math/MathML">
  <semantics>
    <mrow>
      <mfenced open="(" close=")">
        <mrow>
          <msub>
            <mi>c</mi>
            <mn>1</mn>
          </msub>
          <mi>,</mi>
          <msub>
            <mi>c</mi>
            <mn>2</mn>
          </msub>
          <mi>,</mi>
          <msub>
            <mi>c</mi>
            <mn>3</mn>
          </msub>
        </mrow>
      </mfenced>
    </mrow>
    <annotation encoding="StarMath 5.0">left (c_1 , c_2 , c_3 right )</annotation>
  </semantics>
</math>
</file>

<file path=Object 30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31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32/content.xml><?xml version="1.0" encoding="utf-8"?>
<math xmlns="http://www.w3.org/1998/Math/MathML">
  <semantics>
    <mrow>
      <mrow>
        <mo stretchy="false">β</mo>
        <mo stretchy="false">=</mo>
        <mo stretchy="false">{</mo>
      </mrow>
      <mstyle mathvariant="bold">
        <mrow>
          <msub>
            <mi>b</mi>
            <mn>1</mn>
          </msub>
        </mrow>
      </mstyle>
      <mi>,</mi>
      <mstyle mathvariant="bold">
        <mrow>
          <msub>
            <mi>b</mi>
            <mn>2</mn>
          </msub>
        </mrow>
      </mstyle>
      <mi>,</mi>
      <mi>…</mi>
      <mi>,</mi>
      <mstyle mathvariant="bold">
        <mrow>
          <msub>
            <mi>b</mi>
            <mi>n</mi>
          </msub>
        </mrow>
      </mstyle>
      <mrow>
        <mo stretchy="false">}</mo>
        <mo stretchy="false">∈</mo>
        <mi>V</mi>
      </mrow>
    </mrow>
    <annotation encoding="StarMath 5.0">%beta = \{ bold b_1 , bold b_2 , …, bold b_n \} in V</annotation>
  </semantics>
</math>
</file>

<file path=Object 33/content.xml><?xml version="1.0" encoding="utf-8"?>
<math xmlns="http://www.w3.org/1998/Math/MathML">
  <semantics>
    <mrow>
      <msub>
        <mi>P</mi>
        <mo stretchy="false">β</mo>
      </msub>
    </mrow>
    <annotation encoding="StarMath 5.0"> P_%beta </annotation>
  </semantics>
</math>
</file>

<file path=Object 34/content.xml><?xml version="1.0" encoding="utf-8"?>
<math xmlns="http://www.w3.org/1998/Math/MathML">
  <semantics>
    <mrow>
      <mrow>
        <msub>
          <mrow>
            <mo stretchy="false">[</mo>
            <mrow>
              <mstyle mathvariant="bold">
                <mrow>
                  <mi>x</mi>
                </mrow>
              </mstyle>
            </mrow>
            <mo stretchy="false">]</mo>
          </mrow>
          <mo stretchy="false">β</mo>
        </msub>
        <mo stretchy="false">=</mo>
        <mfenced open="[" close="]">
          <mrow>
            <mtable>
              <mtr>
                <mtd>
                  <mrow>
                    <msub>
                      <mi>c</mi>
                      <mn>1</mn>
                    </msub>
                  </mrow>
                </mtd>
              </mtr>
              <mtr>
                <mtd>
                  <mrow>
                    <msub>
                      <mi>c</mi>
                      <mn>2</mn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i>c</mi>
                      <mi>n</mi>
                    </msub>
                  </mrow>
                </mtd>
              </mtr>
            </mtable>
          </mrow>
        </mfenced>
      </mrow>
    </mrow>
    <annotation encoding="StarMath 5.0">[bold x]_%beta = left [ matrix {c_1 ## c_2 ## dotsvert ## c_n }right ]</annotation>
  </semantics>
</math>
</file>

<file path=Object 35/content.xml><?xml version="1.0" encoding="utf-8"?>
<math xmlns="http://www.w3.org/1998/Math/MathML">
  <semantics>
    <mrow>
      <mrow>
        <mstyle mathvariant="bold">
          <mrow>
            <mi>x</mi>
          </mrow>
        </mstyle>
        <mo stretchy="false">=</mo>
        <msub>
          <mi>c</mi>
          <mn>1</mn>
        </msub>
      </mrow>
      <mrow>
        <mrow>
          <mstyle mathvariant="bold">
            <mrow>
              <msub>
                <mi>b</mi>
                <mn>1</mn>
              </msub>
            </mrow>
          </mstyle>
          <mo stretchy="false">+</mo>
          <mi>…</mi>
        </mrow>
        <mo stretchy="false">+</mo>
        <msub>
          <mi>c</mi>
          <mi>n</mi>
        </msub>
      </mrow>
      <mstyle mathvariant="bold">
        <mrow>
          <msub>
            <mi>b</mi>
            <mi>n</mi>
          </msub>
        </mrow>
      </mstyle>
    </mrow>
    <annotation encoding="StarMath 5.0">bold x = c_1 bold b_1 + … + c_n bold b_n</annotation>
  </semantics>
</math>
</file>

<file path=Object 36/content.xml><?xml version="1.0" encoding="utf-8"?>
<math xmlns="http://www.w3.org/1998/Math/MathML">
  <semantics>
    <mrow>
      <mrow>
        <mstyle mathvariant="bold">
          <mrow>
            <mi>x</mi>
          </mrow>
        </mstyle>
        <mo stretchy="false">=</mo>
        <msub>
          <mi>P</mi>
          <mo stretchy="false">β</mo>
        </msub>
      </mrow>
      <msub>
        <mrow>
          <mo stretchy="false">[</mo>
          <mrow>
            <mstyle mathvariant="bold">
              <mrow>
                <mi>x</mi>
              </mrow>
            </mstyle>
          </mrow>
          <mo stretchy="false">]</mo>
        </mrow>
        <mo stretchy="false">β</mo>
      </msub>
    </mrow>
    <annotation encoding="StarMath 5.0">bold x = P_%beta [bold x]_%beta</annotation>
  </semantics>
</math>
</file>

<file path=Object 37/content.xml><?xml version="1.0" encoding="utf-8"?>
<math xmlns="http://www.w3.org/1998/Math/MathML">
  <semantics>
    <mrow>
      <mrow>
        <msub>
          <mi>P</mi>
          <mo stretchy="false">β</mo>
        </msub>
        <mo stretchy="false">=</mo>
        <mrow>
          <mo stretchy="false">[</mo>
          <mrow>
            <mstyle mathvariant="bold">
              <mrow>
                <msub>
                  <mi>b</mi>
                  <mn>1</mn>
                </msub>
              </mrow>
            </mstyle>
            <mn>...</mn>
            <mstyle mathvariant="bold">
              <mrow>
                <msub>
                  <mi>b</mi>
                  <mi>n</mi>
                </msub>
              </mrow>
            </mstyle>
          </mrow>
          <mo stretchy="false">]</mo>
        </mrow>
      </mrow>
    </mrow>
    <annotation encoding="StarMath 5.0">P_%beta = [ bold b_1 ... bold b_n ]</annotation>
  </semantics>
</math>
</file>

<file path=Object 38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39/content.xml><?xml version="1.0" encoding="utf-8"?>
<math xmlns="http://www.w3.org/1998/Math/MathML">
  <semantics>
    <mrow>
      <msub>
        <mi>P</mi>
        <mo stretchy="false">β</mo>
      </msub>
    </mrow>
    <annotation encoding="StarMath 5.0">P_%beta</annotation>
  </semantics>
</math>
</file>

<file path=Object 4/content.xml><?xml version="1.0" encoding="utf-8"?>
<math xmlns="http://www.w3.org/1998/Math/MathML">
  <semantics>
    <mrow>
      <mfenced open="(" close=")">
        <mrow>
          <msub>
            <mi>c</mi>
            <mn>1</mn>
          </msub>
          <mi>,</mi>
          <msub>
            <mi>c</mi>
            <mn>3</mn>
          </msub>
          <mi>,</mi>
          <msub>
            <mi>c</mi>
            <mn>2</mn>
          </msub>
        </mrow>
      </mfenced>
    </mrow>
    <annotation encoding="StarMath 5.0">left (c_1 , c_3 , c_2 right )</annotation>
  </semantics>
</math>
</file>

<file path=Object 40/content.xml><?xml version="1.0" encoding="utf-8"?>
<math xmlns="http://www.w3.org/1998/Math/MathML">
  <semantics>
    <mrow>
      <mrow>
        <msub>
          <mrow>
            <mo stretchy="false">[</mo>
            <mrow>
              <mstyle mathvariant="bold">
                <mrow>
                  <mi>x</mi>
                </mrow>
              </mstyle>
            </mrow>
            <mo stretchy="false">]</mo>
          </mrow>
          <mo stretchy="false">β</mo>
        </msub>
        <mo stretchy="false">=</mo>
        <msub>
          <mrow>
            <msup>
              <mi>P</mi>
              <mrow>
                <mo stretchy="false">−</mo>
                <mn>1</mn>
              </mrow>
            </msup>
          </mrow>
          <mo stretchy="false">β</mo>
        </msub>
      </mrow>
      <mstyle mathvariant="bold">
        <mrow>
          <mi>x</mi>
        </mrow>
      </mstyle>
    </mrow>
    <annotation encoding="StarMath 5.0">[bold x]_%beta = {P^-1}_%beta bold x</annotation>
  </semantics>
</math>
</file>

<file path=Object 41/content.xml><?xml version="1.0" encoding="utf-8"?>
<math xmlns="http://www.w3.org/1998/Math/MathML">
  <semantics>
    <mrow>
      <msub>
        <mfenced open="[" close="]">
          <mrow>
            <mstyle mathvariant="bold">
              <mrow>
                <mi>x</mi>
              </mrow>
            </mstyle>
          </mrow>
        </mfenced>
        <mo stretchy="false">β</mo>
      </msub>
    </mrow>
    <annotation encoding="StarMath 5.0">left [ bold x right ]_%beta</annotation>
  </semantics>
</math>
</file>

<file path=Object 42/content.xml><?xml version="1.0" encoding="utf-8"?>
<math xmlns="http://www.w3.org/1998/Math/MathML">
  <semantics>
    <mrow>
      <mrow>
        <mo stretchy="false">β</mo>
        <mo stretchy="false">=</mo>
        <mo stretchy="false">{</mo>
      </mrow>
      <mstyle mathvariant="bold">
        <mrow>
          <msub>
            <mi>b</mi>
            <mn>1</mn>
          </msub>
        </mrow>
      </mstyle>
      <mi>,</mi>
      <mi>…</mi>
      <mi>,</mi>
      <mstyle mathvariant="bold">
        <mrow>
          <msub>
            <mi>b</mi>
            <mi>n</mi>
          </msub>
        </mrow>
      </mstyle>
      <mo stretchy="false">}</mo>
    </mrow>
    <annotation encoding="StarMath 5.0">%beta = \{ bold b_1 , …, bold b_n\} </annotation>
  </semantics>
</math>
</file>

<file path=Object 43/content.xml><?xml version="1.0" encoding="utf-8"?>
<math xmlns="http://www.w3.org/1998/Math/MathML">
  <semantics>
    <mrow>
      <mstyle mathvariant="bold">
        <mrow>
          <mi>x</mi>
        </mrow>
      </mstyle>
      <mi>→</mi>
      <msub>
        <mrow>
          <mo stretchy="false">[</mo>
          <mrow>
            <mstyle mathvariant="bold">
              <mrow>
                <mi>x</mi>
              </mrow>
            </mstyle>
          </mrow>
          <mo stretchy="false">]</mo>
        </mrow>
        <mo stretchy="false">β</mo>
      </msub>
    </mrow>
    <annotation encoding="StarMath 5.0">bold x → [bold x]_%beta</annotation>
  </semantics>
</math>
</file>

<file path=Object 44/content.xml><?xml version="1.0" encoding="utf-8"?>
<math xmlns="http://www.w3.org/1998/Math/MathML">
  <semantics>
    <mrow>
      <msup>
        <mo stretchy="false">ℝ</mo>
        <mi>n</mi>
      </msup>
    </mrow>
    <annotation encoding="StarMath 5.0">setR^n</annotation>
  </semantics>
</math>
</file>

<file path=Object 45/content.xml><?xml version="1.0" encoding="utf-8"?>
<math xmlns="http://www.w3.org/1998/Math/MathML">
  <semantics>
    <mrow>
      <mstyle mathvariant="bold">
        <mrow>
          <mi>x</mi>
        </mrow>
      </mstyle>
      <mi>→</mi>
      <mrow>
        <mo stretchy="false">[</mo>
        <mrow>
          <mstyle mathvariant="bold">
            <mrow>
              <msub>
                <mi>x</mi>
                <mo stretchy="false">β</mo>
              </msub>
            </mrow>
          </mstyle>
        </mrow>
        <mo stretchy="false">]</mo>
      </mrow>
    </mrow>
    <annotation encoding="StarMath 5.0"> bold x → [ bold x_%beta] </annotation>
  </semantics>
</math>
</file>

<file path=Object 46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47/content.xml><?xml version="1.0" encoding="utf-8"?>
<math xmlns="http://www.w3.org/1998/Math/MathML">
  <semantics>
    <mrow>
      <mrow>
        <msub>
          <mrow>
            <mo stretchy="false">[</mo>
            <mrow>
              <msub>
                <mi>c</mi>
                <mn>1</mn>
              </msub>
              <mrow>
                <mrow>
                  <mstyle mathvariant="bold">
                    <mrow>
                      <msub>
                        <mi>u</mi>
                        <mn>1</mn>
                      </msub>
                    </mrow>
                  </mstyle>
                  <mo stretchy="false">+</mo>
                  <mi>…</mi>
                </mrow>
                <mo stretchy="false">+</mo>
                <msub>
                  <mi>c</mi>
                  <mi>p</mi>
                </msub>
              </mrow>
              <mstyle mathvariant="bold">
                <mrow>
                  <msub>
                    <mi>u</mi>
                    <mi>p</mi>
                  </msub>
                </mrow>
              </mstyle>
            </mrow>
            <mo stretchy="false">]</mo>
          </mrow>
          <mo stretchy="false">β</mo>
        </msub>
        <mo stretchy="false">=</mo>
        <msub>
          <mi>c</mi>
          <mn>1</mn>
        </msub>
      </mrow>
      <mrow>
        <mrow>
          <msub>
            <mrow>
              <mo stretchy="false">[</mo>
              <mrow>
                <mstyle mathvariant="bold">
                  <mrow>
                    <msub>
                      <mi>u</mi>
                      <mn>1</mn>
                    </msub>
                  </mrow>
                </mstyle>
              </mrow>
              <mo stretchy="false">]</mo>
            </mrow>
            <mo stretchy="false">β</mo>
          </msub>
          <mo stretchy="false">+</mo>
          <mi>…</mi>
        </mrow>
        <mo stretchy="false">+</mo>
        <msub>
          <mi>c</mi>
          <mi>p</mi>
        </msub>
      </mrow>
      <msub>
        <mrow>
          <mo stretchy="false">[</mo>
          <mrow>
            <mstyle mathvariant="bold">
              <mrow>
                <msub>
                  <mi>u</mi>
                  <mi>p</mi>
                </msub>
              </mrow>
            </mstyle>
          </mrow>
          <mo stretchy="false">]</mo>
        </mrow>
        <mo stretchy="false">β</mo>
      </msub>
    </mrow>
    <annotation encoding="StarMath 5.0">[ c_1 bold u_1 + … + c_p bold u_p]_%beta = c_1 [bold u_1]_%beta + … + c_p [bold u_p]_%beta</annotation>
  </semantics>
</math>
</file>

<file path=Object 48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49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5/content.xml><?xml version="1.0" encoding="utf-8"?>
<math xmlns="http://www.w3.org/1998/Math/MathML">
  <semantics>
    <mrow>
      <mfenced open="(" close=")">
        <mrow>
          <msub>
            <mi>c</mi>
            <mn>2</mn>
          </msub>
          <mi>,</mi>
          <msub>
            <mi>c</mi>
            <mn>1</mn>
          </msub>
          <mi>,</mi>
          <msub>
            <mi>c</mi>
            <mn>3</mn>
          </msub>
        </mrow>
      </mfenced>
    </mrow>
    <annotation encoding="StarMath 5.0">left (c_2 , c_1 , c_3 right )</annotation>
  </semantics>
</math>
</file>

<file path=Object 50/content.xml><?xml version="1.0" encoding="utf-8"?>
<math xmlns="http://www.w3.org/1998/Math/MathML">
  <semantics>
    <mrow>
      <msup>
        <mo stretchy="false">ℝ</mo>
        <mn>3</mn>
      </msup>
    </mrow>
    <annotation encoding="StarMath 5.0"> setR^3</annotation>
  </semantics>
</math>
</file>

<file path=Object 51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52/content.xml><?xml version="1.0" encoding="utf-8"?>
<math xmlns="http://www.w3.org/1998/Math/MathML">
  <semantics>
    <mrow>
      <mrow>
        <mstyle mathvariant="bold">
          <mrow>
            <mi>a</mi>
          </mrow>
        </mstyle>
        <mo stretchy="false">=</mo>
        <msub>
          <mi>c</mi>
          <mn>1</mn>
        </msub>
      </mrow>
      <mrow>
        <mstyle mathvariant="bold">
          <mrow>
            <mi>x</mi>
          </mrow>
        </mstyle>
        <mo stretchy="false">+</mo>
        <msub>
          <mi>c</mi>
          <mn>2</mn>
        </msub>
      </mrow>
      <mrow>
        <mstyle mathvariant="bold">
          <mrow>
            <mi>y</mi>
          </mrow>
        </mstyle>
        <mo stretchy="false">+</mo>
        <msub>
          <mi>c</mi>
          <mn>3</mn>
        </msub>
      </mrow>
      <mstyle mathvariant="bold">
        <mrow>
          <mi>z</mi>
        </mrow>
      </mstyle>
    </mrow>
    <annotation encoding="StarMath 5.0">bold a = c_1 bold x + c_2 bold y + c_3 bold z </annotation>
  </semantics>
</math>
</file>

<file path=Object 53/content.xml><?xml version="1.0" encoding="utf-8"?>
<math xmlns="http://www.w3.org/1998/Math/MathML">
  <semantics>
    <mrow>
      <mrow>
        <mstyle mathvariant="bold">
          <mrow>
            <mi>b</mi>
          </mrow>
        </mstyle>
        <mo stretchy="false">=</mo>
        <msub>
          <mi>c</mi>
          <mn>1</mn>
        </msub>
      </mrow>
      <mrow>
        <mstyle mathvariant="bold">
          <mrow>
            <mi>y</mi>
          </mrow>
        </mstyle>
        <mo stretchy="false">+</mo>
        <msub>
          <mi>c</mi>
          <mn>2</mn>
        </msub>
      </mrow>
      <mrow>
        <mstyle mathvariant="bold">
          <mrow>
            <mi>z</mi>
          </mrow>
        </mstyle>
        <mo stretchy="false">+</mo>
        <msub>
          <mi>c</mi>
          <mn>3</mn>
        </msub>
      </mrow>
      <mstyle mathvariant="bold">
        <mrow>
          <mi>x</mi>
        </mrow>
      </mstyle>
    </mrow>
    <annotation encoding="StarMath 5.0">bold b = c_1 bold y + c_2 bold z + c_3 bold x</annotation>
  </semantics>
</math>
</file>

<file path=Object 54/content.xml><?xml version="1.0" encoding="utf-8"?>
<math xmlns="http://www.w3.org/1998/Math/MathML">
  <semantics>
    <mrow>
      <mo stretchy="false">β</mo>
    </mrow>
    <annotation encoding="StarMath 5.0"> %beta </annotation>
  </semantics>
</math>
</file>

<file path=Object 55/content.xml><?xml version="1.0" encoding="utf-8"?>
<math xmlns="http://www.w3.org/1998/Math/MathML">
  <semantics>
    <mrow>
      <msub>
        <mrow>
          <mo stretchy="false">[</mo>
          <mrow>
            <mstyle mathvariant="bold">
              <mrow>
                <mi>x</mi>
              </mrow>
            </mstyle>
          </mrow>
          <mo stretchy="false">]</mo>
        </mrow>
        <mo stretchy="false">β</mo>
      </msub>
    </mrow>
    <annotation encoding="StarMath 5.0"> [bold x]_%beta </annotation>
  </semantics>
</math>
</file>

<file path=Object 56/content.xml><?xml version="1.0" encoding="utf-8"?>
<math xmlns="http://www.w3.org/1998/Math/MathML">
  <semantics>
    <mrow>
      <mstyle mathvariant="bold">
        <mrow>
          <msub>
            <mi>u</mi>
            <mn>1</mn>
          </msub>
        </mrow>
      </mstyle>
      <mi>…</mi>
      <mi>,</mi>
      <mstyle mathvariant="bold">
        <mrow>
          <msub>
            <mi>u</mi>
            <mi>p</mi>
          </msub>
        </mrow>
      </mstyle>
    </mrow>
    <annotation encoding="StarMath 5.0">bold u_1 …, bold u_p </annotation>
  </semantics>
</math>
</file>

<file path=Object 57/content.xml><?xml version="1.0" encoding="utf-8"?>
<math xmlns="http://www.w3.org/1998/Math/MathML">
  <semantics>
    <mrow>
      <msub>
        <mi>c</mi>
        <mn>1</mn>
      </msub>
      <mi>,</mi>
      <mi>…</mi>
      <mi>,</mi>
      <msub>
        <mi>c</mi>
        <mi>p</mi>
      </msub>
    </mrow>
    <annotation encoding="StarMath 5.0">c_1 , …, c_p</annotation>
  </semantics>
</math>
</file>

<file path=Object 58/content.xml><?xml version="1.0" encoding="utf-8"?>
<math xmlns="http://www.w3.org/1998/Math/MathML">
  <semantics>
    <mrow>
      <mo stretchy="false">β</mo>
    </mrow>
    <annotation encoding="StarMath 5.0"> %beta </annotation>
  </semantics>
</math>
</file>

<file path=Object 59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6/content.xml><?xml version="1.0" encoding="utf-8"?>
<math xmlns="http://www.w3.org/1998/Math/MathML">
  <semantics>
    <mrow>
      <mfenced open="(" close=")">
        <mrow>
          <msub>
            <mi>c</mi>
            <mn>2</mn>
          </msub>
          <mi>,</mi>
          <msub>
            <mi>c</mi>
            <mn>3</mn>
          </msub>
          <mi>,</mi>
          <msub>
            <mi>c</mi>
            <mn>1</mn>
          </msub>
        </mrow>
      </mfenced>
    </mrow>
    <annotation encoding="StarMath 5.0">left (c_2 , c_3 , c_1 right )</annotation>
  </semantics>
</math>
</file>

<file path=Object 60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61/content.xml><?xml version="1.0" encoding="utf-8"?>
<math xmlns="http://www.w3.org/1998/Math/MathML">
  <semantics>
    <mrow>
      <mo stretchy="false">β</mo>
    </mrow>
    <annotation encoding="StarMath 5.0"> %beta </annotation>
  </semantics>
</math>
</file>

<file path=Object 7/content.xml><?xml version="1.0" encoding="utf-8"?>
<math xmlns="http://www.w3.org/1998/Math/MathML">
  <semantics>
    <mrow>
      <mfenced open="(" close=")">
        <mrow>
          <msub>
            <mi>c</mi>
            <mn>3</mn>
          </msub>
          <mi>,</mi>
          <msub>
            <mi>c</mi>
            <mn>1</mn>
          </msub>
          <mi>,</mi>
          <msub>
            <mi>c</mi>
            <mn>2</mn>
          </msub>
        </mrow>
      </mfenced>
    </mrow>
    <annotation encoding="StarMath 5.0">left (c_3 , c_1 , c_2 right )</annotation>
  </semantics>
</math>
</file>

<file path=Object 8/content.xml><?xml version="1.0" encoding="utf-8"?>
<math xmlns="http://www.w3.org/1998/Math/MathML">
  <semantics>
    <mrow>
      <mfenced open="(" close=")">
        <mrow>
          <msub>
            <mi>c</mi>
            <mn>3</mn>
          </msub>
          <mi>,</mi>
          <msub>
            <mi>c</mi>
            <mn>2</mn>
          </msub>
          <mi>,</mi>
          <msub>
            <mi>c</mi>
            <mn>1</mn>
          </msub>
        </mrow>
      </mfenced>
    </mrow>
    <annotation encoding="StarMath 5.0">left (c_3 , c_2 , c_1 right )</annotation>
  </semantics>
</math>
</file>

<file path=Object 9/content.xml><?xml version="1.0" encoding="utf-8"?>
<math xmlns="http://www.w3.org/1998/Math/MathML">
  <semantics>
    <mrow>
      <mfenced open="(" close=")">
        <mrow>
          <msub>
            <mi>c</mi>
            <mn>1</mn>
          </msub>
          <mi>,</mi>
          <msub>
            <mi>c</mi>
            <mn>2</mn>
          </msub>
          <mi>,</mi>
          <msub>
            <mi>c</mi>
            <mn>3</mn>
          </msub>
        </mrow>
      </mfenced>
    </mrow>
    <annotation encoding="StarMath 5.0">left (c_1 , c_2 , c_3 right )</annotation>
  </semantics>
</math>
</file>